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.5cm" svg:height="1.15cm" svg:x="3cm" svg:y="1cm">
          <draw:text-box>
            <text:p>MER – Estoqu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17:33:00.966700000</meta:creation-date>
    <dc:date>2016-01-07T16:50:01.049699000</dc:date>
    <meta:editing-duration>PT33M6S</meta:editing-duration>
    <meta:editing-cycles>8</meta:editing-cycles>
    <meta:generator>LibreOffice/4.2.4.2$MacOSX_x86 LibreOffice_project/63150712c6d317d27ce2db16eb94c2f3d7b699f8</meta:generator>
    <meta:document-statistic meta:object-count="1"/>
  </office:meta>
</office:document-meta>
</file>